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st MSE: 0.0109 (Round 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 RMSE: 0.0863 (Round 9)</text:p>
          </table:table-cell>
          <table:table-cell table:number-columns-repeated="2"/>
          <table:table-cell office:value-type="string" calcext:value-type="string">
            <text:p>attention_g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 MAE: 5.3718 (Round 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 R2: -2.7025 (Round 9)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est MSE: 0.0214 (Round 8)</text:p>
          </table:table-cell>
          <table:table-cell table:number-columns-repeated="2"/>
          <table:table-cell office:value-type="string" calcext:value-type="string">
            <text:p>g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 RMSE: 0.1266 (Round 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 MAE: 7.8872 (Round 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 R2: -2.8328 (Round 7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st MSE: 0.0217 (Round 10)</text:p>
          </table:table-cell>
          <table:table-cell table:number-columns-repeated="2"/>
          <table:table-cell office:value-type="string" calcext:value-type="string">
            <text:p>bils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 RMSE: 0.1261 (Round 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 MAE: 7.7689 (Round 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 R2: -2.7947 (Round 7)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(base) surya@surya-HP-Pavilion-Laptop-15-eh2xxx:~/vm/stage2$ python distribute_files.p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0 has 21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1 has 126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2 has 3722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3 has 340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4 has 19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5 has 2012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6 has 434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7 has 2196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8 has 563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lient 9 has 100 file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(base) surya@surya-HP-Pavilion-Laptop-15-eh2xxx:~/vm/stage2$ python server.p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24-06-30 13:23:59.199739: I tensorflow/core/platform/cpu_feature_guard.cc:210] This TensorFlow binary is optimized to use available CPU instructions in performance-critical operation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 enable the following instructions: AVX2 FMA, in other operations, rebuild TensorFlow with the appropriate compiler flag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24-06-30 13:24:01.001300: W tensorflow/compiler/tf2tensorrt/utils/py_utils.cc:38] TF-TRT Warning: Could not find TensorR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FO flwr 2024-06-30 13:24:03,231 | app.py:148 | Starting Flower server, config: ServerConfig(num_rounds=10, round_timeout=None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FO flwr 2024-06-30 13:24:03,255 | app.py:168 | Flower ECE: gRPC server running (10 rounds), SSL is disable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FO flwr 2024-06-30 13:24:03,255 | server.py:86 | Initializing global parameter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FO flwr 2024-06-30 13:24:03,256 | server.py:273 | Requesting initial parameters from one random clien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FO flwr 2024-06-30 13:24:22,643 | server.py:277 | Received initial parameters from one random clien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FO flwr 2024-06-30 13:24:22,643 | server.py:88 | Evaluating initial parameter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FO flwr 2024-06-30 13:24:22,643 | server.py:101 | FL starting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3:24:22,777 | server.py:218 | fit_round 1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4:18:04,218 | server.py:232 | fit_round 1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ARNING flwr 2024-06-30 14:18:04,291 | fedavg.py:243 | No fit_metrics_aggregation_fn provide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gregated training metrics for round: 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ain MSE: 0.0067, Train RMSE: 0.0702, Train MAE: 3.87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4:18:04,306 | server.py:168 | evaluate_round 1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4:57:27,355 | server.py:182 | evaluate_round 1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ound 1 evaluation metrics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SE: 0.0072, RMSE: 0.0717, MAE: 4.0491, R^2: -6.66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4:57:27,373 | server.py:218 | fit_round 2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5:50:56,291 | server.py:232 | fit_round 2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gregated training metrics for round: 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ain MSE: 0.0052, Train RMSE: 0.0639, Train MAE: 3.32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5:50:56,458 | server.py:168 | evaluate_round 2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6:30:42,100 | server.py:182 | evaluate_round 2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ound 2 evaluation metrics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SE: 0.0059, RMSE: 0.0668, MAE: 3.7902, R^2: -7.80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6:30:42,118 | server.py:218 | fit_round 3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7:16:25,428 | server.py:232 | fit_round 3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gregated training metrics for round: 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ain MSE: 0.0049, Train RMSE: 0.0623, Train MAE: 3.20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7:16:25,464 | server.py:168 | evaluate_round 3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7:53:21,071 | server.py:182 | evaluate_round 3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ound 3 evaluation metrics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SE: 0.0054, RMSE: 0.0640, MAE: 3.6072, R^2: -5.86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7:53:21,074 | server.py:218 | fit_round 4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8:47:05,516 | server.py:232 | fit_round 4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gregated training metrics for round: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ain MSE: 0.0048, Train RMSE: 0.0616, Train MAE: 3.14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8:47:05,528 | server.py:168 | evaluate_round 4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9:27:05,302 | server.py:182 | evaluate_round 4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ound 4 evaluation metrics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SE: 0.0053, RMSE: 0.0638, MAE: 3.5635, R^2: -5.328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19:27:05,341 | server.py:218 | fit_round 5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0:13:45,506 | server.py:232 | fit_round 5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gregated training metrics for round: 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ain MSE: 0.0048, Train RMSE: 0.0613, Train MAE: 3.127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0:13:45,587 | server.py:168 | evaluate_round 5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0:52:06,058 | server.py:182 | evaluate_round 5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ound 5 evaluation metrics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SE: 0.0052, RMSE: 0.0637, MAE: 3.6463, R^2: -4.88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0:52:06,067 | server.py:218 | fit_round 6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1:50:42,443 | server.py:232 | fit_round 6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gregated training metrics for round: 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ain MSE: 0.0047, Train RMSE: 0.0610, Train MAE: 3.10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1:50:42,485 | server.py:168 | evaluate_round 6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2:28:53,931 | server.py:182 | evaluate_round 6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ound 6 evaluation metrics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SE: 0.0051, RMSE: 0.0630, MAE: 3.5958, R^2: -4.05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2:28:53,934 | server.py:218 | fit_round 7: strategy sampled 10 clients (out of 1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3:16:42,757 | server.py:232 | fit_round 7 received 10 results and 0 failur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gregated training metrics for round: 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ain MSE: 0.0047, Train RMSE: 0.0608, Train MAE: 3.0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BUG flwr 2024-06-30 23:16:42,768 | server.py:168 | evaluate_round 7: strategy sampled 10 clients (out of 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9:17:15.0318961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5:18:47.528464781</meta:creation-date>
    <dc:date>2024-07-01T06:18:05.291217823</dc:date>
    <meta:editing-duration>PT6H28M5S</meta:editing-duration>
    <meta:editing-cycles>4</meta:editing-cycles>
    <meta:generator>LibreOffice/24.2.2.2$Linux_X86_64 LibreOffice_project/420$Build-2</meta:generator>
    <meta:document-statistic meta:table-count="1" meta:cell-count="91" meta:object-count="0"/>
  </office:meta>
</office:document-meta>
</file>